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 (17:1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IRACLE (17:1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quest of the ten (17:11-1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quest of the ten (17:11-14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ircumstances (17:11-1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ry (17:1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command (17:14a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cleansing (17:14b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MIRACLE (17:11-19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request of the ten (17:11-1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return of the one (17:15-19) 1. Who he is (17:16b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-title-Title-Slide" presentation:presentation-page-layout-name="Master1-PPL1" draw:id="Slide-260">
        <draw:frame draw:id="id91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The return of the one (17:15-19) 1. Who he is (17:16b):<text:s text:c="1"/></text:span><text:span text:style-name="a488" text:class-names=""/></text:p>
          </draw:text-box>
          <svg:title/>
          <svg:desc/>
        </draw:frame>
        <draw:frame draw:id="id92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Why he comes (17:15-16a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Why he comes (17:15-16a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That he might give testimony to God the Father (17:15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hat he might give thanks to God the Son (17:16a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The return of the one (17:15-19) 1. Who he is (17:16b):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Why he comes (17:15-16a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What he finds (17:17-19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What he finds (17:17-19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sadness of Jesus (17:17-18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salvation from Jesus (17:19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turn of the one (17:15-19) 1. Who he is (17:16b):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Why he comes (17:15-16a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What he finds (17:17-19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MIRACLE (17:11-19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request of the ten (17:11-14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return of the one (17:15-19) 1. Who he is (17:16b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LUKE 17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MIRACLE (17:11-19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MESSAGES (17:1-10, 20-37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-title-Title-Slide" presentation:presentation-page-layout-name="Master1-PPL1" draw:id="Slide-267">
        <draw:frame draw:id="id105" presentation:style-name="a590" draw:name="Title 1" svg:x="1.38in" svg:y="0.83in" svg:width="10.3in" svg:height="4.42in" presentation:class="title" presentation:placeholder="false">
          <draw:text-box>
            <text:p text:style-name="a589" text:class-names="" text:cond-style-name=""><text:span text:style-name="a587" text:class-names="">THE MESSAGES (17:1-10, 20-37):<text:s text:c="1"/></text:span><text:span text:style-name="a588" text:class-names=""/></text:p>
          </draw:text-box>
          <svg:title/>
          <svg:desc/>
        </draw:frame>
        <draw:frame draw:id="id106" presentation:style-name="a595" draw:name="Subtitle 2" svg:x="1.38in" svg:y="5.25in" svg:width="10.3in" svg:height="1.85in" presentation:class="subtitle" presentation:placeholder="false">
          <draw:text-box>
            <text:p text:style-name="a592" text:class-names="" text:cond-style-name=""><text:span text:style-name="a591" text:class-names=""><text:s text:c="1"/>The five mini messages (17:1-10, 20-21)<text:s text:c="1"/></text:span></text:p>
            <text:p text:style-name="a594" text:class-names="" text:cond-style-name=""><text:span text:style-name="a593" text:class-names=""/></text:p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five mini messages (17:1-10, 20-21)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On the penalty for tempting others (17:1-2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On forgiveness (17:3-4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On forgiveness (17:3-4)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Rebuke a sinning brother (17:3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Forgive a repentant brother as often as needed (17:3b-4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five mini messages (17:1-10, 20-21)<text:s text:c="1"/></text:span><text:span text:style-name="a628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On the penalty for tempting others (17:1-2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On forgiveness (17:3-4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On faith (17:5-6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On faith (17:5-6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request by the disciples (17:5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reply by the Savior (17:6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five mini messages (17:1-10, 20-21)<text:s text:c="1"/></text:span><text:span text:style-name="a661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On the penalty for tempting others (17:1-2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On forgiveness (17:3-4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On faith (17:5-6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On the duty of servants (17:7-10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8" draw:style-name="a680" draw:master-page-name="Master1-Layout12-tx-Title-and-Text" presentation:presentation-page-layout-name="Master1-PPL12" draw:id="Slide-273">
        <draw:frame draw:id="id117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<text:s text:c="1"/>On the duty of servants (17:7-10)<text:s text:c="1"/></text:span><text:span text:style-name="a682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The required action (17:7-9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required attitude (17:10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The five mini messages (17:1-10, 20-21)<text:s text:c="1"/></text:span><text:span text:style-name="a697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On the penalty for tempting others (17:1-2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On forgiveness (17:3-4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On faith (17:5-6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On the duty of servants (17:7-10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On the Kingdom of God (17:20-21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On the Kingdom of God (17:20-21)<text:s text:c="1"/></text:span><text:span text:style-name="a721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Questions by the Pharisees (17:20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Answer by the Savior (17:21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The five mini messages (17:1-10, 20-21)<text:s text:c="1"/></text:span><text:span text:style-name="a736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On the penalty for tempting others (17:1-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On forgiveness (17:3-4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On faith (17:5-6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On the duty of servants (17:7-10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On the Kingdom of God (17:20-21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2" draw:style-name="a758" draw:master-page-name="Master1-Layout12-tx-Title-and-Text" presentation:presentation-page-layout-name="Master1-PPL12" draw:id="Slide-277">
        <draw:frame draw:id="id125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THE MESSAGES (17:1-10, 20-37):<text:s text:c="1"/></text:span><text:span text:style-name="a760" text:class-names=""/></text:p>
          </draw:text-box>
          <svg:title/>
          <svg:desc/>
        </draw:frame>
        <draw:frame draw:id="id126" presentation:style-name="a772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five mini messages (17:1-10, 20-21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major message (17:22-37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3" draw:style-name="a773" draw:master-page-name="Master1-Layout1-title-Title-Slide" presentation:presentation-page-layout-name="Master1-PPL1" draw:id="Slide-278">
        <draw:frame draw:id="id127" presentation:style-name="a777" draw:name="Title 1" svg:x="1.38in" svg:y="0.83in" svg:width="10.3in" svg:height="4.42in" presentation:class="title" presentation:placeholder="false">
          <draw:text-box>
            <text:p text:style-name="a776" text:class-names="" text:cond-style-name=""><text:span text:style-name="a774" text:class-names=""><text:s text:c="1"/>The major message (17:22-37):<text:s text:c="1"/></text:span><text:span text:style-name="a775" text:class-names=""/></text:p>
          </draw:text-box>
          <svg:title/>
          <svg:desc/>
        </draw:frame>
        <draw:frame draw:id="id128" presentation:style-name="a782" draw:name="Subtitle 2" svg:x="1.38in" svg:y="5.25in" svg:width="10.3in" svg:height="1.85in" presentation:class="subtitle" presentation:placeholder="false">
          <draw:text-box>
            <text:p text:style-name="a779" text:class-names="" text:cond-style-name=""><text:span text:style-name="a778" text:class-names=""><text:s text:c="1"/>The rumors about the Second Coming (17:22-24)<text:s text:c="1"/></text:span></text:p>
            <text:p text:style-name="a781" text:class-names="" text:cond-style-name=""><text:span text:style-name="a780" text:class-names=""/></text:p>
          </draw:text-box>
          <svg:title/>
          <svg:desc/>
        </draw:frame>
      </draw:page>
      <draw:page draw:name="Slide24" draw:style-name="a783" draw:master-page-name="Master1-Layout12-tx-Title-and-Text" presentation:presentation-page-layout-name="Master1-PPL12" draw:id="Slide-279">
        <draw:frame draw:id="id129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The rumors about the Second Coming (17:22-24)<text:s text:c="1"/></text:span><text:span text:style-name="a785" text:class-names=""/></text:p>
          </draw:text-box>
          <svg:title/>
          <svg:desc/>
        </draw:frame>
        <draw:frame draw:id="id130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fiction (17:22-23):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facts (17:24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5" draw:style-name="a798" draw:master-page-name="Master1-Layout12-tx-Title-and-Text" presentation:presentation-page-layout-name="Master1-PPL12" draw:id="Slide-280">
        <draw:frame draw:id="id131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<text:s text:c="1"/>The major message (17:22-37):<text:s text:c="1"/></text:span><text:span text:style-name="a800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The rumors about the Second Coming (17:22-24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The prerequisite before the Second Coming (17:25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conditions prevailing at the Second Coming (17:26-30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6" draw:style-name="a816" draw:master-page-name="Master1-Layout12-tx-Title-and-Text" presentation:presentation-page-layout-name="Master1-PPL12" draw:id="Slide-281">
        <draw:frame draw:id="id133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<text:s text:c="1"/>The conditions prevailing at the Second Coming (17:26-30)<text:s text:c="1"/></text:span><text:span text:style-name="a818" text:class-names=""/></text:p>
          </draw:text-box>
          <svg:title/>
          <svg:desc/>
        </draw:frame>
        <draw:frame draw:id="id134" presentation:style-name="a830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Similar to conditions in the days of Noah (17:26-27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Similar to conditions in the days of Lot (17:28-30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7" draw:style-name="a831" draw:master-page-name="Master1-Layout12-tx-Title-and-Text" presentation:presentation-page-layout-name="Master1-PPL12" draw:id="Slide-282">
        <draw:frame draw:id="id135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<text:s text:c="1"/>The major message (17:22-37):<text:s text:c="1"/></text:span><text:span text:style-name="a833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<text:s text:c="1"/>The rumors about the Second Coming (17:22-24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The prerequisite before the Second Coming (17:25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e conditions prevailing at the Second Coming (17:26-30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warning concerning the Second Coming (17:31-33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judgment following the Second Coming (17:34-37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-title-Title-Slide" presentation:presentation-page-layout-name="Master1-PPL1" draw:id="Slide-283">
        <draw:frame draw:id="id137" presentation:style-name="a859" draw:name="Title 1" svg:x="1.38in" svg:y="0.83in" svg:width="10.3in" svg:height="4.42in" presentation:class="title" presentation:placeholder="false">
          <draw:text-box>
            <text:p text:style-name="a858" text:class-names="" text:cond-style-name=""><text:span text:style-name="a856" text:class-names=""><text:s text:c="1"/>The judgment following the Second Coming (17:34-37)<text:s text:c="1"/></text:span><text:span text:style-name="a857" text:class-names=""/></text:p>
          </draw:text-box>
          <svg:title/>
          <svg:desc/>
        </draw:frame>
        <draw:frame draw:id="id138" presentation:style-name="a864" draw:name="Subtitle 2" svg:x="1.38in" svg:y="5.25in" svg:width="10.3in" svg:height="1.85in" presentation:class="subtitle" presentation:placeholder="false">
          <draw:text-box>
            <text:p text:style-name="a861" text:class-names="" text:cond-style-name=""><text:span text:style-name="a860" text:class-names=""><text:s text:c="1"/>The separation (17:34-36)<text:s text:c="1"/></text:span></text:p>
            <text:p text:style-name="a863" text:class-names="" text:cond-style-name=""><text:span text:style-name="a862" text:class-names=""/></text:p>
          </draw:text-box>
          <svg:title/>
          <svg:desc/>
        </draw:frame>
      </draw:page>
      <draw:page draw:name="Slide29" draw:style-name="a865" draw:master-page-name="Master1-Layout12-tx-Title-and-Text" presentation:presentation-page-layout-name="Master1-PPL12" draw:id="Slide-284">
        <draw:frame draw:id="id139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separation (17:34-36)<text:s text:c="1"/></text:span><text:span text:style-name="a867" text:class-names=""/></text:p>
          </draw:text-box>
          <svg:title/>
          <svg:desc/>
        </draw:frame>
        <draw:frame draw:id="id140" presentation:style-name="a882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Two men in a bed-one will be taken; the other, left (17:34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Two women grinding grain-one will be taken; the other, left (17:35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wo men working in the field-one will be taken; the other, left (17:36).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0" draw:style-name="a883" draw:master-page-name="Master1-Layout12-tx-Title-and-Text" presentation:presentation-page-layout-name="Master1-PPL12" draw:id="Slide-285">
        <draw:frame draw:id="id141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<text:s text:c="1"/>The judgment following the Second Coming (17:34-37)<text:s text:c="1"/></text:span><text:span text:style-name="a885" text:class-names=""/></text:p>
          </draw:text-box>
          <svg:title/>
          <svg:desc/>
        </draw:frame>
        <draw:frame draw:id="id142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separation (17:34-36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slaughter (17:37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1" draw:style-name="a898" draw:master-page-name="Master1-Layout12-tx-Title-and-Text" presentation:presentation-page-layout-name="Master1-PPL12" draw:id="Slide-286">
        <draw:frame draw:id="id143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<text:s text:c="1"/>The major message (17:22-37):<text:s text:c="1"/></text:span><text:span text:style-name="a900" text:class-names=""/></text:p>
          </draw:text-box>
          <svg:title/>
          <svg:desc/>
        </draw:frame>
        <draw:frame draw:id="id144" presentation:style-name="a921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The rumors about the Second Coming (17:22-24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prerequisite before the Second Coming (17:25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conditions prevailing at the Second Coming (17:26-30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warning concerning the Second Coming (17:31-33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judgment following the Second Coming (17:34-37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32" draw:style-name="a922" draw:master-page-name="Master1-Layout12-tx-Title-and-Text" presentation:presentation-page-layout-name="Master1-PPL12" draw:id="Slide-287">
        <draw:frame draw:id="id145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THE MESSAGES (17:1-10, 20-37):<text:s text:c="1"/></text:span><text:span text:style-name="a924" text:class-names=""/></text:p>
          </draw:text-box>
          <svg:title/>
          <svg:desc/>
        </draw:frame>
        <draw:frame draw:id="id146" presentation:style-name="a936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The five mini messages (17:1-10, 20-21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major message (17:22-37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33" draw:style-name="a937" draw:master-page-name="Master1-Layout12-tx-Title-and-Text" presentation:presentation-page-layout-name="Master1-PPL12" draw:id="Slide-288">
        <draw:frame draw:id="id147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LUKE 17</text:span><text:span text:style-name="a939" text:class-names=""/></text:p>
          </draw:text-box>
          <svg:title/>
          <svg:desc/>
        </draw:frame>
        <draw:frame draw:id="id148" presentation:style-name="a951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THE MIRACLE (17:11-19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THE MESSAGES (17:1-10, 20-37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7</dc:title>
    <meta:initial-creator>David STRICKLAND</meta:initial-creator>
    <dc:creator>David STRICKLAND</dc:creator>
    <meta:creation-date>2020-02-22T19:29:53Z</meta:creation-date>
    <dc:date>2020-02-22T19:29:54Z</dc:date>
    <meta:template xlink:href="BibleStudy" xlink:type="simple"/>
    <meta:editing-cycles>1</meta:editing-cycles>
    <meta:editing-duration>PT0S</meta:editing-duration>
    <meta:document-statistic meta:paragraph-count="112" meta:word-count="971"/>
  </office:meta>
</office:document-meta>
</file>